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20_12-59-34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0_13-48-19_000.jpg</text:p>
          </table:table-cell>
          <table:table-cell table:style-name="ce11" office:value-type="string">
            <text:p>:PHOTO 記録 / PC画面 / デスクトップPC / for=最高裁裁判官審査：裁判官の判決経歴 / occation=最高裁裁判官審査 / other=事件：一票の格差。参議院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PHOTO 記録 / PC画面 / デスクトップPC / for=最高裁裁判官審査：裁判官の判決経歴 / occation=最高裁裁判官審査 / other=事件：一票の格差。参議院">
            <text:p>:PHOTO 記録 / PC画面 / デスクトップPC / for=最高裁裁判官審査：裁判官の判決経歴 / occation=最高裁裁判官審査 / other=事件：一票の格差。参議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0_13-48-48_000.jpg</text:p>
          </table:table-cell>
          <table:table-cell table:style-name="ce11" office:value-type="string">
            <text:p>:PHOTO 記録 / PC画面 / デスクトップPC / for=最高裁裁判官審査：裁判官の判決経歴 / occation=最高裁裁判官審査 / other=事件：辺野古サンゴ移植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PHOTO 記録 / PC画面 / デスクトップPC / for=最高裁裁判官審査：裁判官の判決経歴 / occation=最高裁裁判官審査 / other=事件：辺野古サンゴ移植">
            <text:p>:PHOTO 記録 / PC画面 / デスクトップPC / for=最高裁裁判官審査：裁判官の判決経歴 / occation=最高裁裁判官審査 / other=事件：辺野古サンゴ移植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0_15-04-08_000.jpg</text:p>
          </table:table-cell>
          <table:table-cell table:style-name="ce19" office:value-type="string">
            <text:p>:m RES 1*4 / free# JVEMV6 68#_128:1 / 68. theoretical-physics(tp) / w=~,topics=divisibility,other=q+:(a|x)と(b|x)のとき。aとbは、同値か？;q+:(k,m∈ℤ)のとき、(k/m,m/k∈ℤ)の条件は？,s=~,i=~,doc=r-7-2~6#6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1*4 / free# JVEMV6 68#_128:1 / 68. theoretical-physics(tp) / w=~,topics=divisibility,other=q+:(a|x)と(b|x)のとき。aとbは、同値か？;q+:(k,m∈ℤ)のとき、(k/m,m/k∈ℤ)の条件は？,s=~,i=~,doc=r-7-2~6#6">
            <text:p>:m RES 1*4 / free# JVEMV6 68#_128:1 / 68. theoretical-physics(tp) / w=~,topics=divisibility,other=q+:(a|x)と(b|x)のとき。aとbは、同値か？;q+:(k,m∈ℤ)のとき、(k/m,m/k∈ℤ)の条件は？,s=~,i=~,doc=r-7-2~6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0_15-04-29_000.jpg</text:p>
          </table:table-cell>
          <table:table-cell table:style-name="ce19" office:value-type="string">
            <text:p>:m RES 2-3*4 / free# JVEMV6 68#_128:1 / 68. theoretical-physics(tp) / w=~,topics=divisibility,other=q+:(s,t∈ℤ;s*t=1)のとき、(s=t=1)か？;lemma+:(1/q∉ℤ);lemma+:(p*q+(p+q)≠0),s=~,i=~,doc=r-7-2~6#6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2-3*4 / free# JVEMV6 68#_128:1 / 68. theoretical-physics(tp) / w=~,topics=divisibility,other=q+:(s,t∈ℤ;s*t=1)のとき、(s=t=1)か？;lemma+:(1/q∉ℤ);lemma+:(p*q+(p+q)≠0),s=~,i=~,doc=r-7-2~6#6">
            <text:p>:m RES 2-3*4 / free# JVEMV6 68#_128:1 / 68. theoretical-physics(tp) / w=~,topics=divisibility,other=q+:(s,t∈ℤ;s*t=1)のとき、(s=t=1)か？;lemma+:(1/q∉ℤ);lemma+:(p*q+(p+q)≠0),s=~,i=~,doc=r-7-2~6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0_15-04-44_000.jpg</text:p>
          </table:table-cell>
          <table:table-cell table:style-name="ce19" office:value-type="string">
            <text:p>:m RES 4*4 / free# JVEMV6 68#_128:1 / 68. theoretical-physics(tp) / w=~,topics=divisibility,other=q+:(s,t∈ℤ;s*t=1)のとき、(s=t=1)か？,s=~,i=~,doc=r-7-2~6#6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4*4 / free# JVEMV6 68#_128:1 / 68. theoretical-physics(tp) / w=~,topics=divisibility,other=q+:(s,t∈ℤ;s*t=1)のとき、(s=t=1)か？,s=~,i=~,doc=r-7-2~6#6">
            <text:p>:m RES 4*4 / free# JVEMV6 68#_128:1 / 68. theoretical-physics(tp) / w=~,topics=divisibility,other=q+:(s,t∈ℤ;s*t=1)のとき、(s=t=1)か？,s=~,i=~,doc=r-7-2~6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0_15-43-41_000.jpg</text:p>
          </table:table-cell>
          <table:table-cell table:style-name="ce19" office:value-type="string">
            <text:p>:m RES 1*2 / free# JVEMV6 68#_id=HH6A:3 / 68. theoretical-physics(tp) / w=~,topics=単位行列以外に、変更を生じない行列。その特徴は何か,other=対象行列：２X１;q+:(ax+by=0)において、(a=b=0)以外の場合は、あるか？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2 / free# JVEMV6 68#_id=HH6A:3 / 68. theoretical-physics(tp) / w=~,topics=単位行列以外に、変更を生じない行列。その特徴は何か,other=対象行列：２X１;q+:(ax+by=0)において、(a=b=0)以外の場合は、あるか？">
            <text:p>:m RES 1*2 / free# JVEMV6 68#_id=HH6A:3 / 68. theoretical-physics(tp) / w=~,topics=単位行列以外に、変更を生じない行列。その特徴は何か,other=対象行列：２X１;q+:(ax+by=0)において、(a=b=0)以外の場合は、ある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0_15-43-58_000.jpg</text:p>
          </table:table-cell>
          <table:table-cell table:style-name="ce19" office:value-type="string">
            <text:p>:m RES 2*2 / free# JVEMV6 68#_id=HH6A:3 / 68. theoretical-physics(tp) / w=~,topics=単位行列以外に、変更を生じない行列。その特徴は何か,other=対象行列：２X１;q+:(ax+by=0)において、(a=b=0)以外の場合は、あるか？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2*2 / free# JVEMV6 68#_id=HH6A:3 / 68. theoretical-physics(tp) / w=~,topics=単位行列以外に、変更を生じない行列。その特徴は何か,other=対象行列：２X１;q+:(ax+by=0)において、(a=b=0)以外の場合は、あるか？">
            <text:p>:m RES 2*2 / free# JVEMV6 68#_id=HH6A:3 / 68. theoretical-physics(tp) / w=~,topics=単位行列以外に、変更を生じない行列。その特徴は何か,other=対象行列：２X１;q+:(ax+by=0)において、(a=b=0)以外の場合は、ある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0_18-03-51_000.jpg</text:p>
          </table:table-cell>
          <table:table-cell table:style-name="ce19" office:value-type="string">
            <text:p>:m RES 1*2 / free# JVEMV6 68#_128:2 / 68. theoretical-physics(tp) / w=~,topics=divisibility,other=ex-2.2.3;q+:(n|(2*n+x))のとき、nが取りうる値;ex-2.2.4;ex-2.2.5;,s=~,i=~,doc=r-7-2~6#6.1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1*2 / free# JVEMV6 68#_128:2 / 68. theoretical-physics(tp) / w=~,topics=divisibility,other=ex-2.2.3;q+:(n|(2*n+x))のとき、nが取りうる値;ex-2.2.4;ex-2.2.5;,s=~,i=~,doc=r-7-2~6#6.1">
            <text:p>:m RES 1*2 / free# JVEMV6 68#_128:2 / 68. theoretical-physics(tp) / w=~,topics=divisibility,other=ex-2.2.3;q+:(n|(2*n+x))のとき、nが取りうる値;ex-2.2.4;ex-2.2.5;,s=~,i=~,doc=r-7-2~6#6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0_18-04-19_000.jpg</text:p>
          </table:table-cell>
          <table:table-cell table:style-name="ce18" office:value-type="string">
            <text:p>:m RES 2*2 / free# JVEMV6 68#_128:2 / 68. theoretical-physics(tp) / w=~,topics=divisibility,other=ex-2.2.6;ex-2.2.7;,s=~,i=~,doc=r-7-2~6#6.1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2*2 / free# JVEMV6 68#_128:2 / 68. theoretical-physics(tp) / w=~,topics=divisibility,other=ex-2.2.6;ex-2.2.7;,s=~,i=~,doc=r-7-2~6#6.1">
            <text:p>:m RES 2*2 / free# JVEMV6 68#_128:2 / 68. theoretical-physics(tp) / w=~,topics=divisibility,other=ex-2.2.6;ex-2.2.7;,s=~,i=~,doc=r-7-2~6#6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20_19-07-08_000.jpg</text:p>
          </table:table-cell>
          <table:table-cell table:style-name="ce11" office:value-type="string">
            <text:p>:m 記録 / 身体 / 全身像 / 顔 / 様子 / time=夜；occasion=楽器演奏したあと（篠笛）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20_19-07-38_000.jpg</text:p>
          </table:table-cell>
          <table:table-cell table:style-name="ce18" office:value-type="string">
            <text:p>:m :篠笛,shinobue #*# / session-memo / s.1:todays-melody,genr=~,for=~,key=F;h:5,tempo=~,R=1,i.f.=~,notes=~,Re+,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篠笛,shinobue #*# / session-memo / s.1:todays-melody,genr=~,for=~,key=F;h:5,tempo=~,R=1,i.f.=~,notes=~,Re+,other=~">
            <text:p>:m :篠笛,shinobue #*# / session-memo / s.1:todays-melody,genr=~,for=~,key=F;h:5,tempo=~,R=1,i.f.=~,notes=~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20_20-56-06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21_03-25-21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21_03-25-27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21_07-25-23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21_07-54-44_000.jpg</text:p>
          </table:table-cell>
          <table:table-cell table:style-name="ce11" office:value-type="string">
            <text:p>:m RES 1*1 / free# JVEMV6 68#_id=43HU:1 / 68. theoretical-physics(tp) / w=~,topics=素数：ある範囲の中での、出現割合,other=~,s=~,i=~,doc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RES 1*1 / free# JVEMV6 68#_id=43HU:1 / 68. theoretical-physics(tp) / w=~,topics=素数：ある範囲の中での、出現割合,other=~,s=~,i=~,doc=~">
            <text:p>:m RES 1*1 / free# JVEMV6 68#_id=43HU:1 / 68. theoretical-physics(tp) / w=~,topics=素数：ある範囲の中での、出現割合,other=~,s=~,i=~,doc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9_19-01-58_000.mp4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20_18-23-57_000.mp4</text:p>
          </table:table-cell>
          <table:table-cell table:style-name="ce11" office:value-type="string">
            <text:p>:VIDEO / @自室 / 記録 / jap.flute / 演奏、play / R=1 / todays-melody,other=use:大甲音,memo=~,notes=E-B-D;pitch:1-5-7f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jap.flute / 演奏、play / R=1 / todays-melody,other=use:大甲音,memo=~,notes=E-B-D;pitch:1-5-7f,Re+">
            <text:p>:VIDEO / @自室 / 記録 / jap.flute / 演奏、play / R=1 / todays-melody,other=use:大甲音,memo=~,notes=E-B-D;pitch:1-5-7f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0_18-59-32_000.mp4</text:p>
          </table:table-cell>
          <table:table-cell table:style-name="ce11" office:value-type="string">
            <text:p>:VIDEO / @自室 / 記録 / jap.flute / 演奏、play / R=1 / todays-melody,other=tech+:「喉奥タンギング」,memo=~,notes=~,Re+,genr=folklore</text:p>
          </table:table-cell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VIDEO / @自室 / 記録 / jap.flute / 演奏、play / R=1 / todays-melody,other=tech+:「喉奥タンギング」,memo=~,notes=~,Re+,genr=folklore">
            <text:p>:VIDEO / @自室 / 記録 / jap.flute / 演奏、play / R=1 / todays-melody,other=tech+:「喉奥タンギング」,memo=~,notes=~,Re+,genr=folklore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2021-10-21_03-20-25_000.mid</text:p>
          </table:table-cell>
          <table:table-cell table:style-name="ce8" office:value-type="string">
            <text:p>:in-mid / app=perfect-piano / 演奏、play / id-2021-10-21_03-20-25_000.mid / category=~,inst=shino,for=~,genre=~</text:p>
          </table:table-cell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in-mid / app=perfect-piano / 演奏、play / id-2021-10-21_03-20-25_000.mid / category=~,inst=shino,for=~,genre=~">
            <text:p>:in-mid / app=perfect-piano / 演奏、play / id-2021-10-21_03-20-25_000.mid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9-21_22-17-01_000.mid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2021-09-30_19-03-07_000.mid</text:p>
          </table:table-cell>
          <table:table-cell table:style-name="ce8" office:value-type="string">
            <text:p>:in-mid / app=perfect-piano / 演奏、play / id-2021-09-30_19-03-07_000.mid / category=~,inst=shino,for=~,genre=~</text:p>
          </table:table-cell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in-mid / app=perfect-piano / 演奏、play / id-2021-09-30_19-03-07_000.mid / category=~,inst=shino,for=~,genre=~">
            <text:p>:in-mid / app=perfect-piano / 演奏、play / id-2021-09-30_19-03-07_000.mid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2021-10-19_17-52-45_000.mid</text:p>
          </table:table-cell>
          <table:table-cell table:style-name="ce8" office:value-type="string">
            <text:p>:in-mid / app=perfect-piano / 演奏、play / id-2021-10-19_17-52-45_000.mid / category=~,inst=shino,for=~,genre=~</text:p>
          </table:table-cell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string" office:string-value=":in-mid / app=perfect-piano / 演奏、play / id-2021-10-19_17-52-45_000.mid / category=~,inst=shino,for=~,genre=~">
            <text:p>:in-mid / app=perfect-piano / 演奏、play / id-2021-10-19_17-52-45_000.mid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RES 1*1 / free# JVEMV6 68#_127:1 / 68. theoretical-physics(tp) / w=(n|a,a|b-&gt;n|b),topics=divisibility,other=q+:隣り合う素数の組み；q+:３つ連続している、素数の組み,s=~,i=~,doc=r-7-2~6#4.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021/10/21</text:date>, <text:time>09:0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1T09:06:04.06</dc:date>
    <dc:creator>iwabuchi ken</dc:creator>
    <meta:editing-duration>P38DT18H59M19S</meta:editing-duration>
    <meta:editing-cycles>13596</meta:editing-cycles>
    <meta:document-statistic meta:table-count="1" meta:cell-count="466" meta:object-count="0"/>
  </office:meta>
</office:document-meta>
</file>